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left="0cm" fo:margin-right="0cm" fo:text-indent="0.434cm" style:auto-text-indent="false"/>
    </style:style>
    <style:style style:name="P4" style:family="paragraph" style:parent-style-name="Standard">
      <style:paragraph-properties fo:margin-left="0cm" fo:margin-right="0cm" fo:text-indent="0.434cm" style:auto-text-indent="false"/>
      <style:text-properties fo:font-size="13pt" style:font-size-asian="13pt" style:font-size-complex="13pt"/>
    </style:style>
    <style:style style:name="P5" style:family="paragraph" style:parent-style-name="Standard" style:list-style-name="WW8Num7">
      <style:paragraph-properties fo:margin-left="0cm" fo:margin-right="0cm" fo:text-indent="0.434cm" style:auto-text-indent="false"/>
      <style:text-properties fo:font-size="13pt" style:font-size-asian="13pt" style:font-size-complex="13pt"/>
    </style:style>
    <style:style style:name="P6" style:family="paragraph" style:parent-style-name="Standard" style:list-style-name="WW8Num7">
      <style:paragraph-properties fo:margin-left="0cm" fo:margin-right="0cm" fo:text-indent="0.434cm" style:auto-text-indent="false">
        <style:tab-stops>
          <style:tab-stop style:position="0.019cm"/>
        </style:tab-stops>
      </style:paragraph-properties>
      <style:text-properties fo:font-size="13pt" style:font-size-asian="13pt" style:font-size-complex="13pt"/>
    </style:style>
    <style:style style:name="P7" style:family="paragraph" style:parent-style-name="Standard">
      <style:paragraph-properties fo:margin-left="0cm" fo:margin-right="0cm" fo:text-indent="0.434cm" style:auto-text-indent="false"/>
      <style:text-properties fo:font-size="13pt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cm" fo:margin-right="0cm" fo:text-indent="0.434cm" style:auto-text-indent="false"/>
      <style:text-properties fo:color="#000000" fo:font-size="13pt" style:font-size-asian="13pt" style:font-size-complex="13pt"/>
    </style:style>
    <style:style style:name="P9" style:family="paragraph" style:parent-style-name="Standard">
      <style:paragraph-properties fo:margin-left="0cm" fo:margin-right="0cm" fo:text-indent="0.019cm" style:auto-text-indent="false"/>
      <style:text-properties fo:font-size="13pt" style:font-size-asian="13pt" style:font-size-complex="13pt"/>
    </style:style>
    <style:style style:name="P10" style:family="paragraph" style:parent-style-name="Standard">
      <style:paragraph-properties fo:margin-left="0cm" fo:margin-right="0cm" fo:text-indent="-0.113cm" style:auto-text-indent="false"/>
      <style:text-properties fo:font-size="13pt" style:font-size-asian="13pt" style:font-size-complex="13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ception Handling</text:p>
      <text:p text:style-name="P2"/>
      <text:p text:style-name="Standard"><text:span text:style-name="Default_20_Paragraph_20_Font"><text:span text:style-name="T1">1. </text:span></text:span><text:span text:style-name="Default_20_Paragraph_20_Font"><text:span text:style-name="T2">Write a JAVA program which has<text:line-break/>i). A Class called Account that creates account with 500Rs minimum balance, a deposit() method to deposit amount, a withdraw() method to withdraw amount and also throws LessBalanceException if an account holder tries to withdraw money which makes the balance become less than 500Rs.<text:line-break/>v. A Class called LessBalanceException which returns the statement that says withdraw amount (___Rs) is not valid.<text:line-break/>vi. A Class which creates 2 accounts, both account deposit money and one account tries to withdraw more money which generates a LessBalanceException take appropriate action for the same.</text:span></text:span></text:p>
      <text:p text:style-name="P1"/>
      <text:p text:style-name="P1"/>
      <text:p text:style-name="P1"/>
      <text:p text:style-name="P2"/>
      <text:p text:style-name="P2">Applet</text:p>
      <text:p text:style-name="P2"/>
      <text:p text:style-name="P2"/>
      <text:p text:style-name="P4">1. Create an applet program for Banner; banner text (Your Roll No.) should be</text:p>
      <text:p text:style-name="P4"><text:s text:c="5"/>passed as parameter. This applet creates a thread that scrolls the message <text:s/></text:p>
      <text:p text:style-name="P4"><text:s text:c="5"/>contained in message right to left across the applet's window &amp; also uses status</text:p>
      <text:p text:style-name="P4"><text:s text:c="5"/>window.</text:p>
      <text:p text:style-name="P4"/>
      <text:p text:style-name="P4">2.Create an applet program for Menu demonstration. <text:s/>Menu bar should contain</text:p>
      <text:p text:style-name="P4"><text:s text:c="11"/>File, Edit, View and its submenus.</text:p>
      <text:p text:style-name="P4"/>
      <text:p text:style-name="P4">3. <text:s/>Create Labels (One, Two &amp; Three), add Buttons (Yes, No, Undecided) when</text:p>
      <text:p text:style-name="P4"><text:s text:c="11"/>user click any button show message regarding user click, add <text:s text:c="11"/></text:p>
      <text:p text:style-name="P4"><text:s text:c="11"/>Checkboxes(Windows 98/XP, Windows NT/2000) when user chose any</text:p>
      <text:p text:style-name="P4"><text:s text:c="11"/>checkbox show message regarding user choice &amp; add text boxes (name, <text:s text:c="2"/></text:p>
      <text:p text:style-name="P4"><text:s text:c="11"/>password) and text on these textboxes should be displayed on Panel.</text:p>
      <text:p text:style-name="P8"/>
      <text:p text:style-name="P4"><text:s/>4. Draw colour lines, Rectangle, Filled Rectangle, Rounded Rectangle, Filled</text:p>
      <text:p text:style-name="P4"><text:s text:c="10"/>Rounded Rectangle, Oval, Filled oval, arc, fill arc, &amp; polygon every drawing</text:p>
      <text:p text:style-name="P3"><text:span text:style-name="Default_20_Paragraph_20_Font"><text:span text:style-name="T2"><text:s text:c="11"/>shape should be in different colour, Write a text “hello everyone” at the center</text:span></text:span><text:span text:style-name="Default_20_Paragraph_20_Font"><text:span text:style-name="T3">.</text:span></text:span></text:p>
      <text:p text:style-name="P9"/>
      <text:p text:style-name="P4"><text:s text:c="2"/>5. Create an applet program for key events it should recognize normal as well as</text:p>
      <text:p text:style-name="P4"><text:s text:c="11"/>special keys &amp; should be displayed on the panel.</text:p>
      <text:p text:style-name="P4"/>
      <text:p text:style-name="P4">6. Create an applet program for mouse events it should recognize mouse entry, exit,</text:p>
      <text:p text:style-name="P4"><text:s text:c="11"/>and its coordinates.</text:p>
      <text:p text:style-name="P4"/>
      <text:p text:style-name="P4">Tip: When a web page is to be developed, the following are to be planned:</text:p>
      <text:list xml:id="list852073239" text:style-name="WW8Num7">
        <text:list-item text:start-value="1">
          <text:p text:style-name="P5">Content of the page</text:p>
        </text:list-item>
        <text:list-item>
          <text:p text:style-name="P6">Appearance of the page</text:p>
        </text:list-item>
      </text:list>
      <text:p text:style-name="P7"/>
      <text:p text:style-name="P4"/>
      <text:p text:style-name="P10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khitha </meta:initial-creator>
    <meta:creation-date>2014-06-02T16:37:35</meta:creation-date>
    <dc:date>2014-06-02T17:02:07</dc:date>
    <dc:creator>Likhitha </dc:creator>
    <meta:editing-duration>PT9M22S</meta:editing-duration>
    <meta:editing-cycles>1</meta:editing-cycles>
    <meta:document-statistic meta:table-count="0" meta:image-count="0" meta:object-count="0" meta:page-count="2" meta:paragraph-count="24" meta:word-count="313" meta:character-count="2035" meta:non-whitespace-character-count="1613"/>
    <meta:generator>LibreOffice/3.5$Linux_x86 LibreOffice_project/350m1$Build-2</meta:generator>
  </office:meta>
</office:document-meta>
</file>